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 style:list-style-name="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a de Instalacion de Django con Pipenv</text:p>
      <text:p text:style-name="Text_20_body"/>
      <text:p text:style-name="P1">Este documento proporciona una guia paso a paso con formato detallado y explicaciones precisas para instalar Django en un entorno virtual Pipenv en Windows. Incluye configuracion de variables de entorno, gestion del entorno local vs global y procedimientos de revision para cambiar la ubicacion del entorno virtual.</text:p>
      <text:list xml:id="list3996321828576125007" text:style-name="Outline">
        <text:list-item>
          <text:list>
            <text:list-item>
              <text:h text:style-name="Heading_20_2" text:outline-level="2">1. Antecedentes y Objetivo</text:h>
            </text:list-item>
          </text:list>
        </text:list-item>
      </text:list>
      <text:p text:style-name="P1">En proyectos de Python, es vital aislar dependencias y versiones de librerias para evitar conflictos entre proyectos. Pipenv combina las funcionalidades de virtualenv y pip, proporcionando un entorno virtual dedicado por proyecto y un control de versiones de dependencias mediante Pipfile y Pipfile.lock.</text:p>
      <text:p text:style-name="Standard">Esta guia muestra:</text:p>
      <text:p text:style-name="Standard">- Como instalar y configurar Pipenv.</text:p>
      <text:p text:style-name="Standard">- Como crear un entorno local dentro del proyecto (.venv) o mantenerlo en ubicacion global.</text:p>
      <text:p text:style-name="Standard">- Paso a paso de instalacion de Django en dicho entorno.</text:p>
      <text:p text:style-name="Standard">- Instrucciones de revision para regresar a la situacion global.</text:p>
      <text:p text:style-name="Standard">- Buenas practicas de versionado con Git y GitHub.</text:p>
      <text:p text:style-name="Standard"/>
      <text:list xml:id="list39680184" text:continue-numbering="true" text:style-name="Outline">
        <text:list-item>
          <text:list>
            <text:list-item>
              <text:h text:style-name="Heading_20_2" text:outline-level="2">2. Requisitos Previos</text:h>
            </text:list-item>
          </text:list>
        </text:list-item>
      </text:list>
      <text:p text:style-name="Standard">Antes de comenzar, asegurese de cumplir con los siguientes requisitos:</text:p>
      <text:p text:style-name="Standard">1. Tener instalado Python 3.11 (o superior) y anadido al PATH del sistema.</text:p>
      <text:p text:style-name="Standard"><text:s text:c="3"/>- Verifique con: python --version</text:p>
      <text:p text:style-name="Standard"><text:s text:c="3"/>- En caso de no estar, descargue desde https://www.python.org/downloads/windows y marque "Add Python to PATH".</text:p>
      <text:p text:style-name="Standard">2. Tener instalado Git y anadido al PATH.</text:p>
      <text:p text:style-name="Standard"><text:s text:c="3"/>- Verifique con: git --version</text:p>
      <text:p text:style-name="Standard"><text:s text:c="3"/>- En caso contrario, instale desde https://git-scm.com/download/win siguiendo las opciones por defecto.<text:line-break/></text:p>
      <text:list xml:id="list39674677" text:continue-numbering="true" text:style-name="Outline">
        <text:list-item>
          <text:list>
            <text:list-item>
              <text:h text:style-name="Heading_20_2" text:outline-level="2"><text:soft-page-break/>3. Instalacion y Verificacion de Pipenv<text:line-break/></text:h>
            </text:list-item>
          </text:list>
        </text:list-item>
      </text:list>
      <text:p text:style-name="P2">3.1. Instalacion de Pipenv a nivel de usuario:</text:p>
      <text:p text:style-name="Standard">1. Abra PowerShell (sin privilegios de administrador).</text:p>
      <text:p text:style-name="Standard">2. Ejecute:</text:p>
      <text:p text:style-name="Standard"><text:s text:c="3"/>python -m pip install --user pipenv</text:p>
      <text:p text:style-name="Standard"><text:s text:c="3"/>- "python -m pip" asegura usar el pip de la version de Python en PATH.</text:p>
      <text:p text:style-name="Standard"><text:s text:c="3"/>- "--user" instala Pipenv en la carpeta del usuario (%APPDATA%), evitando permisos elevados.</text:p>
      <text:p text:style-name="Standard">3. Verifique la instalacion:</text:p>
      <text:p text:style-name="Standard"><text:s text:c="3"/>pipenv --version</text:p>
      <text:p text:style-name="Standard"><text:s text:c="3"/>- Debera mostrar un numero de version. Si no, revise PATH y reinicie PowerShell.</text:p>
      <text:p text:style-name="P2">3.2. Razonamiento:</text:p>
      <text:p text:style-name="Standard"><text:s text:c="3"/>- Instalar Pipenv en modo usuario mantiene la instalacion limpia y separada del Python global del sistema, minimizando riesgos al actualizar paquetes globales.<text:line-break/></text:p>
      <text:list xml:id="list39658672" text:continue-numbering="true" text:style-name="Outline">
        <text:list-item>
          <text:list>
            <text:list-item>
              <text:h text:style-name="Heading_20_2" text:outline-level="2">4. Creacion de la Carpeta del Proyecto<text:line-break/></text:h>
            </text:list-item>
          </text:list>
        </text:list-item>
      </text:list>
      <text:p text:style-name="P2">4.1. Seleccion de ubicacion:</text:p>
      <text:p text:style-name="Standard"><text:s text:c="3"/>- Una buena practica es tener una carpeta central para proyectos, por ejemplo: C:\Users\&lt;TuUsuario&gt;\Projects.</text:p>
      <text:p text:style-name="P2">4.2. Comandos:</text:p>
      <text:p text:style-name="Standard">1. Navegue a la ubicacion deseada:</text:p>
      <text:p text:style-name="Standard"><text:s text:c="3"/>cd C:\Users\&lt;TuUsuario&gt;\Projects</text:p>
      <text:p text:style-name="Standard">2. Cree la carpeta del proyecto:</text:p>
      <text:p text:style-name="Standard"><text:s text:c="3"/>mkdir ChatBot_Django</text:p>
      <text:p text:style-name="Standard">3. Ingrese en la carpeta:</text:p>
      <text:p text:style-name="Standard"><text:s text:c="3"/>cd ChatBot_Django</text:p>
      <text:p text:style-name="Standard"><text:s text:c="3"/>- Ahora su carpeta de proyecto es C:\Users\&lt;TuUsuario&gt;\Projects\ChatBot_Django.</text:p>
      <text:list xml:id="list39654870" text:continue-numbering="true" text:style-name="Outline">
        <text:list-item>
          <text:list>
            <text:list-item>
              <text:h text:style-name="Heading_20_2" text:outline-level="2"><text:soft-page-break/>5. Configuracion de la Variable PIPENV_VENV_IN_PROJECT<text:line-break/></text:h>
            </text:list-item>
          </text:list>
        </text:list-item>
      </text:list>
      <text:p text:style-name="P2">5.1. Objetivo de la variable:</text:p>
      <text:p text:style-name="Standard"><text:s text:c="3"/>- Por defecto, Pipenv crea entornos virtuales en una carpeta global (p.ej. %USERPROFILE%\.virtualenvs\). <text:s text:c="3"/>Esto puede dispersar entornos y dificultar el versionado de proyectos.</text:p>
      <text:p text:style-name="Standard"><text:s text:c="3"/>- Al activar PIPENV_VENV_IN_PROJECT, indicamos a Pipenv que ubique el entorno virtual <text:s text:c="3"/>dentro de la carpeta del proyecto, en '.venv'.</text:p>
      <text:p text:style-name="P2">5.2. Comandos:</text:p>
      <text:p text:style-name="Standard">1. En PowerShell (en una sesion nueva), ejecute:</text:p>
      <text:p text:style-name="Standard"><text:s text:c="3"/>setx PIPENV_VENV_IN_PROJECT 1</text:p>
      <text:p text:style-name="Standard"><text:s text:c="3"/>- Esto guarda la variable de entorno en el registro de Windows, en el ambito de usuario.</text:p>
      <text:p text:style-name="Standard">2. Cierre la ventana de PowerShell y abra una nueva.</text:p>
      <text:p text:style-name="Standard">3. Verifique que la variable exista:</text:p>
      <text:p text:style-name="Standard"><text:s text:c="3"/>echo $Env:PIPENV_VENV_IN_PROJECT</text:p>
      <text:p text:style-name="Standard"><text:s text:c="3"/>- Debera mostrar '1'. Si no, repita el comando setx y reabra PowerShell.</text:p>
      <text:p text:style-name="P2">5.3. Explicacion tecnica:</text:p>
      <text:p text:style-name="Standard"><text:s text:c="3"/>- 'setx' almacena permanentemente en HKEY_CURRENT_USER\Environment.</text:p>
      <text:p text:style-name="Standard"><text:s text:c="3"/>- Las nuevas sesiones de PowerShell leen estas variables al iniciar.</text:p>
      <text:p text:style-name="Standard"><text:s text:c="3"/>- Pipenv chequea esta variable para definir la ruta del entorno virtual.<text:line-break/></text:p>
      <text:list xml:id="list39663701" text:continue-numbering="true" text:style-name="Outline">
        <text:list-item>
          <text:list>
            <text:list-item>
              <text:h text:style-name="Heading_20_2" text:outline-level="2">6. Eliminacion de Entornos Pipenv Previos<text:line-break/></text:h>
            </text:list-item>
          </text:list>
        </text:list-item>
      </text:list>
      <text:p text:style-name="P2">6.1. Verificar si existe entorno anterior:</text:p>
      <text:p text:style-name="Standard"><text:s text:c="3"/>- Antes de crear un nuevo entorno local, es importante eliminar cualquier entorno global <text:s text:c="3"/>previamente generado para este proyecto.</text:p>
      <text:p text:style-name="P2">6.2. Comando:</text:p>
      <text:p text:style-name="Standard"><text:s text:c="3"/>pipenv --rm</text:p>
      <text:p text:style-name="Standard"><text:s text:c="3"/>- Este comando borra el entorno virtual que Pipenv asoció a la carpeta actual.</text:p>
      <text:p text:style-name="Standard"><text:soft-page-break/><text:s text:c="3"/>- Si el mensaje indica 'No virtualenv has been created for this project yet!', <text:s text:c="5"/>significa que no habia ningun entorno asociado.</text:p>
      <text:p text:style-name="P2">6.3. Consecuencia:</text:p>
      <text:p text:style-name="Standard"><text:s text:c="3"/>- Se asegura que la proxima invocacion de Pipenv creara un nuevo entorno en '.venv'.<text:line-break/></text:p>
      <text:list xml:id="list39676676" text:continue-numbering="true" text:style-name="Outline">
        <text:list-item>
          <text:list>
            <text:list-item>
              <text:h text:style-name="Heading_20_2" text:outline-level="2">7. Creacion del Entorno Virtual con Python 3.11<text:line-break/></text:h>
            </text:list-item>
          </text:list>
        </text:list-item>
      </text:list>
      <text:p text:style-name="P2">7.1. Generar Pipfile y entorno:</text:p>
      <text:p text:style-name="Standard">1. En la carpeta del proyecto:</text:p>
      <text:p text:style-name="Standard"><text:s text:c="3"/>pipenv --python 3.11</text:p>
      <text:p text:style-name="Standard"><text:s text:c="3"/>- Esto crea un Pipfile con la seccion [requires] indicando 'python_version = "3.11"'.</text:p>
      <text:p text:style-name="Standard"><text:s text:c="3"/>- Tambien inicia la creacion del entorno virtual en './.venv' (gracias a la variable configurada).</text:p>
      <text:p text:style-name="Standard">2. Verifique la estructura:</text:p>
      <text:p text:style-name="Standard"><text:s text:c="3"/>C:\Users\&lt;TuUsuario&gt;\Projects\ChatBot_Django\</text:p>
      <text:p text:style-name="Standard"><text:s text:c="5"/>Pipfile</text:p>
      <text:p text:style-name="Standard"><text:s text:c="5"/>.venv\</text:p>
      <text:p text:style-name="Standard"><text:s text:c="5"/>Pipfile.lock (se crea tras instalar dependencias)<text:line-break/></text:p>
      <text:p text:style-name="P2">7.2. Razonamiento:</text:p>
      <text:p text:style-name="Standard"><text:s text:c="3"/>- Especificar la version de Python garantiza consistencia en el equipo de trabajo.</text:p>
      <text:p text:style-name="Standard"><text:s text:c="3"/>- El Pipfile ahora define estrictamente que el proyecto usa Python 3.11.<text:line-break/></text:p>
      <text:list xml:id="list39669943" text:continue-numbering="true" text:style-name="Outline">
        <text:list-item>
          <text:list>
            <text:list-item>
              <text:h text:style-name="Heading_20_2" text:outline-level="2">8. Instalacion de Django<text:line-break/></text:h>
            </text:list-item>
          </text:list>
        </text:list-item>
      </text:list>
      <text:p text:style-name="P2">8.1. Comando para instalar:</text:p>
      <text:p text:style-name="Standard"><text:s text:c="3"/>pipenv install django</text:p>
      <text:p text:style-name="Standard"><text:s text:c="3"/>- Al ejecutar este comando:</text:p>
      <text:p text:style-name="Standard"><text:s text:c="5"/>- Pipenv instala Django (ultima version estable) en el entorno local '.venv'.</text:p>
      <text:p text:style-name="Standard"><text:soft-page-break/><text:s text:c="5"/>- Agrega 'django = "*"' bajo [packages] en el Pipfile.</text:p>
      <text:p text:style-name="Standard"><text:s text:c="5"/>- Se genera/actualiza Pipfile.lock con versiones exactas de Django y dependencias.</text:p>
      <text:p text:style-name="P2">8.2. Por que usar Pipfile.lock:</text:p>
      <text:p text:style-name="Standard"><text:s text:c="3"/>- Pipfile.lock registra versiones exactas (hashes) de todas las dependencias transitivas, facilitando la reproducibilidad en otros equipos.</text:p>
      <text:p text:style-name="Standard"><text:s text:c="3"/>- Para instalar exactamente las mismas versiones en otra maquina, basta usar 'pipenv install'.</text:p>
      <text:list xml:id="list39682508" text:continue-numbering="true" text:style-name="Outline">
        <text:list-item>
          <text:list>
            <text:list-item>
              <text:h text:style-name="Heading_20_2" text:outline-level="2">9. Activacion del Entorno Virtual<text:line-break/></text:h>
            </text:list-item>
          </text:list>
        </text:list-item>
      </text:list>
      <text:p text:style-name="P2">9.1. Comando:</text:p>
      <text:p text:style-name="Standard"><text:s text:c="3"/>pipenv shell</text:p>
      <text:p text:style-name="Standard"><text:s text:c="3"/>- Esto abre un subshell con el entorno '.venv' activo.</text:p>
      <text:p text:style-name="Standard"><text:s text:c="3"/>- El prompt cambia a '(.venv) PS C:\Users\&lt;TuUsuario&gt;\Projects\ChatBot_Django'.</text:p>
      <text:p text:style-name="P2">9.2. Verificacion de ubicacion de Python:</text:p>
      <text:p text:style-name="Standard"><text:s text:c="3"/>where python</text:p>
      <text:p text:style-name="Standard"><text:s text:c="3"/>- Debe apuntar a 'C:\Users\&lt;TuUsuario&gt;\Projects\ChatBot_Django\.venv\Scripts\python.exe'.</text:p>
      <text:p text:style-name="Standard"><text:s text:c="3"/>python --version debe mostrar 'Python 3.11.x'.</text:p>
      <text:p text:style-name="P2">9.3. Comandos disponibles:</text:p>
      <text:p text:style-name="Standard"><text:s text:c="3"/>- Ahora puede ejecutar 'django-admin', 'manage.py', 'pip install' adicional, etc., dentro del entorno aislado.<text:line-break/></text:p>
      <text:list xml:id="list39679406" text:continue-numbering="true" text:style-name="Outline">
        <text:list-item>
          <text:list>
            <text:list-item>
              <text:h text:style-name="Heading_20_2" text:outline-level="2">10. Creacion del Proyecto Django<text:line-break/></text:h>
            </text:list-item>
          </text:list>
        </text:list-item>
      </text:list>
      <text:p text:style-name="P2">10.1. Con el entorno activo, ejecute:</text:p>
      <text:p text:style-name="Standard"><text:s text:c="3"/>django-admin startproject mysite .</text:p>
      <text:p text:style-name="Standard"><text:s text:c="3"/>- El punto '.' indica que el esquema principal de Django se cree en la carpeta actual.</text:p>
      <text:p text:style-name="P2">10.2. Estructura resultante:</text:p>
      <text:p text:style-name="Standard"><text:s text:c="3"/>ChatBot_Django\</text:p>
      <text:p text:style-name="Standard"><text:soft-page-break/><text:s text:c="5"/>Pipfile</text:p>
      <text:p text:style-name="Standard"><text:s text:c="5"/>Pipfile.lock</text:p>
      <text:p text:style-name="Standard"><text:s text:c="5"/>.venv\</text:p>
      <text:p text:style-name="Standard"><text:s text:c="7"/>Scripts\</text:p>
      <text:p text:style-name="Standard"><text:s text:c="7"/>Lib\</text:p>
      <text:p text:style-name="Standard"><text:s text:c="7"/>...</text:p>
      <text:p text:style-name="Standard"><text:s text:c="5"/>manage.py</text:p>
      <text:p text:style-name="Standard"><text:s text:c="5"/>mysite\</text:p>
      <text:p text:style-name="Standard"><text:s text:c="7"/>__init__.py</text:p>
      <text:p text:style-name="Standard"><text:s text:c="7"/>settings.py</text:p>
      <text:p text:style-name="Standard"><text:s text:c="7"/>urls.py</text:p>
      <text:p text:style-name="Standard"><text:s text:c="7"/>wsgi.py<text:line-break/></text:p>
      <text:p text:style-name="P2">10.3. Primera prueba:</text:p>
      <text:p text:style-name="Standard"><text:s text:c="3"/>python manage.py runserver</text:p>
      <text:p text:style-name="Standard"><text:s text:c="3"/>- Abrir en navegador http://127.0.0.1:8000</text:p>
      <text:p text:style-name="Standard"><text:s text:c="3"/>- Validar que aparece la pagina de bienvenida de Django.<text:line-break/><text:line-break/></text:p>
      <text:list xml:id="list39664533" text:continue-numbering="true" text:style-name="Outline">
        <text:list-item>
          <text:list>
            <text:list-item>
              <text:h text:style-name="Heading_20_2" text:outline-level="2">11. Configuracion de Git y .gitignore<text:line-break/></text:h>
            </text:list-item>
          </text:list>
        </text:list-item>
      </text:list>
      <text:p text:style-name="P2">11.1. Crear .gitignore en la raiz con estas reglas:</text:p>
      <text:p text:style-name="Standard"><text:s text:c="3"/>.venv/</text:p>
      <text:p text:style-name="Standard"><text:s text:c="3"/>__pycache__/</text:p>
      <text:p text:style-name="Standard"><text:s text:c="3"/>*.py[cod]</text:p>
      <text:p text:style-name="Standard"><text:s text:c="3"/>mysite/settings.py</text:p>
      <text:p text:style-name="Standard"><text:s text:c="3"/>- Esto evita subir el entorno y archivos temporales.<text:line-break/></text:p>
      <text:p text:style-name="P2"><text:soft-page-break/>11.2. Inicializar repositorio Git:</text:p>
      <text:p text:style-name="Standard"><text:s text:c="3"/>git init</text:p>
      <text:p text:style-name="Standard"><text:s text:c="3"/>- Crea carpeta .git/ y prepara el versionado.</text:p>
      <text:p text:style-name="P2">11.3. Primer commit:</text:p>
      <text:p text:style-name="Standard"><text:s text:c="3"/>git add .</text:p>
      <text:p text:style-name="Standard"><text:s text:c="3"/>git commit -m "Inicializar proyecto Django con Pipenv"</text:p>
      <text:p text:style-name="Standard"><text:s text:c="3"/>- Se guardan en Git todos los archivos excepto los ignorados.</text:p>
      <text:p text:style-name="P2">11.4. Vincular con GitHub:</text:p>
      <text:p text:style-name="Standard"><text:s text:c="3"/>1. En GitHub, crear un nuevo repositorio llamado ChatBot_Django.</text:p>
      <text:p text:style-name="Standard"><text:s text:c="6"/>- No agregar README ni .gitignore desde la web.</text:p>
      <text:p text:style-name="Standard"><text:s text:c="3"/>2. En PowerShell, ejecutar:</text:p>
      <text:p text:style-name="Standard"><text:s text:c="6"/>git remote add origin https://github.com/TuUsuario/ChatBot_Django.git</text:p>
      <text:p text:style-name="Standard"><text:s text:c="6"/>git branch -M main</text:p>
      <text:p text:style-name="Standard"><text:s text:c="6"/>git push -u origin main</text:p>
      <text:p text:style-name="Standard"><text:s text:c="3"/>- Ahora el proyecto local esta vinculado al remoto y se suben todos los archivos.<text:line-break/></text:p>
      <text:list xml:id="list39657578" text:continue-numbering="true" text:style-name="Outline">
        <text:list-item>
          <text:list>
            <text:list-item>
              <text:h text:style-name="Heading_20_2" text:outline-level="2">12. Revertir la Creacion de Entorno en .venv<text:line-break/></text:h>
            </text:list-item>
          </text:list>
        </text:list-item>
      </text:list>
      <text:p text:style-name="P2">12.1. Para volver a la ubicacion global de entornos en caso de ser necesario:</text:p>
      <text:p text:style-name="Standard"><text:s text:c="3"/>1. Abra una nueva ventana de PowerShell.</text:p>
      <text:p text:style-name="Standard"><text:s text:c="3"/>2. Ejecute:</text:p>
      <text:p text:style-name="Standard"><text:s text:c="6"/>setx PIPENV_VENV_IN_PROJECT ""</text:p>
      <text:p text:style-name="Standard"><text:s text:c="6"/>- Esto borra el valor de la variable, dejandola vacia.</text:p>
      <text:p text:style-name="Standard"><text:s text:c="3"/>3. Cierre y abra una nueva ventana de PowerShell.</text:p>
      <text:p text:style-name="Standard"><text:s text:c="3"/>4. En la carpeta del proyecto, elimine la carpeta .venv:</text:p>
      <text:p text:style-name="Standard"><text:s text:c="6"/>pipenv --rm</text:p>
      <text:p text:style-name="Standard"><text:s text:c="6"/>- Borra el entorno actual en .venv.</text:p>
      <text:p text:style-name="Standard"><text:soft-page-break/><text:s text:c="3"/>5. La proxima vez que ejecute:</text:p>
      <text:p text:style-name="Standard"><text:s text:c="6"/>pipenv --python 3.11</text:p>
      <text:p text:style-name="Standard"><text:s text:c="6"/>pipenv install</text:p>
      <text:p text:style-name="Standard"><text:s text:c="6"/>- Pipenv creara el entorno en la ubicacion global: %USERPROFILE%\.virtualenvs\ChatBot_Django-&lt;hash&gt;<text:line-break/></text:p>
      <text:p text:style-name="P2">12.2. Razonamiento:</text:p>
      <text:p text:style-name="Standard"><text:s text:c="3"/>- Revertir esta configuracion puede ser util si desea liberar espacio en la carpeta del proyecto <text:s text:c="3"/>o seguir la convencion de entornos centralizados.<text:line-break/></text:p>
      <text:list xml:id="list39664836" text:continue-numbering="true" text:style-name="Outline">
        <text:list-item>
          <text:list>
            <text:list-item>
              <text:h text:style-name="Heading_20_2" text:outline-level="2">13. Flujo de Trabajo Continuo<text:line-break/></text:h>
            </text:list-item>
          </text:list>
        </text:list-item>
      </text:list>
      <text:p text:style-name="P2">13.1. Cada dia que trabaje en el proyecto:</text:p>
      <text:p text:style-name="Standard"><text:s text:c="3"/>1. Ingrese a la carpeta del proyecto:</text:p>
      <text:p text:style-name="Standard"><text:s text:c="6"/>cd C:\Users\&lt;TuUsuario&gt;\Projects\ChatBot_Django</text:p>
      <text:p text:style-name="Standard"><text:s text:c="3"/>2. Active el entorno:</text:p>
      <text:p text:style-name="Standard"><text:s text:c="6"/>pipenv shell</text:p>
      <text:p text:style-name="Standard"><text:s text:c="6"/>- El prompt mostrara '(.venv)' indicando entorno activo.</text:p>
      <text:p text:style-name="Standard"><text:s text:c="3"/>3. Realice cambios en codigo, modelos, vistas, templates, etc.</text:p>
      <text:p text:style-name="Standard"><text:s text:c="3"/>4. Si necesita agregar una libreria nueva:</text:p>
      <text:p text:style-name="Standard"><text:s text:c="6"/>pipenv install &lt;paquete&gt;</text:p>
      <text:p text:style-name="Standard"><text:s text:c="6"/>- Pipfile y Pipfile.lock se actualizan automaticamente.</text:p>
      <text:p text:style-name="Standard"><text:s text:c="3"/>5. Versione sus cambios:</text:p>
      <text:p text:style-name="Standard"><text:s text:c="6"/>git add .</text:p>
      <text:p text:style-name="Standard"><text:s text:c="6"/>git commit -m "Mensaje descriptivo de cambios"</text:p>
      <text:p text:style-name="Standard"><text:s text:c="6"/>git push</text:p>
      <text:p text:style-name="Standard"><text:s text:c="3"/>6. Para salir del entorno cuando termine:</text:p>
      <text:p text:style-name="Standard"><text:s text:c="6"/>exit</text:p>
      <text:p text:style-name="Standard"><text:soft-page-break/><text:s text:c="6"/>- Regresa al PowerShell normal.<text:line-break/></text:p>
      <text:list xml:id="list39680999" text:continue-numbering="true" text:style-name="Outline">
        <text:list-item>
          <text:list>
            <text:list-item>
              <text:h text:style-name="Heading_20_2" text:outline-level="2">14. Buenas Practicas y Recomendaciones<text:line-break/></text:h>
            </text:list-item>
          </text:list>
        </text:list-item>
      </text:list>
      <text:p text:style-name="P2">14.1. Mantenga actualizados Pipfile y Pipfile.lock:</text:p>
      <text:p text:style-name="Standard"><text:s text:c="3"/>- Cada vez que instale o actualice paquetes, haga commit de ambos archivos.</text:p>
      <text:p text:style-name="P2">14.2. En entornos de produccion, use:</text:p>
      <text:p text:style-name="Standard"><text:s text:c="3"/>pipenv install --deploy --ignore-pipfile</text:p>
      <text:p text:style-name="Standard"><text:s text:c="3"/>- Esto fuerza el uso de Pipfile.lock y evita cambios no deseados.</text:p>
      <text:p text:style-name="P2">14.3. Documente versiones de Python y dependencias en README:</text:p>
      <text:p text:style-name="Standard"><text:s text:c="3"/>- Ejemplo:</text:p>
      <text:p text:style-name="Standard"><text:s text:c="5"/>## Requisitos</text:p>
      <text:p text:style-name="Standard"><text:s text:c="5"/>- Python 3.11</text:p>
      <text:p text:style-name="Standard"><text:s text:c="5"/>- Pipenv</text:p>
      <text:p text:style-name="Standard"><text:s text:c="5"/>- Django 4.x</text:p>
      <text:p text:style-name="Standard"><text:s text:c="3"/>- Facilita onboarding de nuevos colaboradores.<text:line-break/></text:p>
      <text:p text:style-name="P2">14.4. No suba .venv ni carpetas de entorno a GitHub:</text:p>
      <text:p text:style-name="Standard"><text:s text:c="3"/>- Asegurese de que .venv este en .gitignore para reducir tamano del repo.<text:line-break/></text:p>
      <text:p text:style-name="P2">14.5. Use variables de entorno para configuraciones sensibles:</text:p>
      <text:p text:style-name="Standard"><text:s text:c="3"/>- No almacene SECRET_KEY, credenciales o configuraciones privadas en settings.py.</text:p>
      <text:p text:style-name="Standard"><text:s text:c="3"/>- Utilice un archivo .env aparte y python-dotenv o similar para cargarlas.<text:line-break/></text:p>
      <text:list xml:id="list39674850" text:continue-numbering="true" text:style-name="Outline">
        <text:list-item>
          <text:list>
            <text:list-item>
              <text:h text:style-name="Heading_20_2" text:outline-level="2">15. Resumen Ejecutivo<text:line-break/></text:h>
            </text:list-item>
          </text:list>
        </text:list-item>
      </text:list>
      <text:p text:style-name="Standard">- Este documento cubre la instalacion de Django usando Pipenv en Windows.</text:p>
      <text:p text:style-name="Standard">- PIPENV_VENV_IN_PROJECT = 1 <text:s/>-&gt; entorno en .venv (en el propio proyecto)</text:p>
      <text:p text:style-name="Standard">- Para revertir: setx PIPENV_VENV_IN_PROJECT "" + <text:s/>pipenv --rm.</text:p>
      <text:p text:style-name="Standard"><text:soft-page-break/>- Pipfile y Pipfile.lock mantienen control de versiones de dependencias.</text:p>
      <text:p text:style-name="Standard">- Git: ignorar .venv/, versionar solo codigo y archivos de configuracion.</text:p>
      <text:p text:style-name="Standard">- Buenas practicas garantizan reproducibilidad y facil colaboracion en el equi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01T19:40:26.81</dc:date>
    <meta:editing-duration>P0D</meta:editing-duration>
    <meta:generator>OpenOffice/4.1.15$Win32 OpenOffice.org_project/4115m2$Build-9813</meta:generator>
    <meta:document-statistic meta:table-count="0" meta:image-count="0" meta:object-count="0" meta:page-count="10" meta:paragraph-count="204" meta:word-count="1466" meta:character-count="10188"/>
    <dc:creator>Alberto Azevedo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